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5.796cm" style:rel-column-width="22343*"/>
    </style:style>
    <style:style style:name="Tabell1.B" style:family="table-column">
      <style:table-column-properties style:column-width="5.537cm" style:rel-column-width="21344*"/>
    </style:style>
    <style:style style:name="Tabell1.C" style:family="table-column">
      <style:table-column-properties style:column-width="5.667cm" style:rel-column-width="21848*"/>
    </style:style>
    <style:style style:name="Tabel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1.C1" style:family="table-cell">
      <style:table-cell-properties fo:padding="0.097cm" fo:border="0.05pt solid #000000"/>
    </style:style>
    <style:style style:name="Tabell1.A2" style:family="table-cell">
      <style:table-cell-properties fo:padding="0.097cm" fo:border-left="0.05pt solid #000000" fo:border-right="none" fo:border-top="none" fo:border-bottom="0.05pt solid #000000"/>
    </style:style>
    <style:style style:name="Tabell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5.667cm" style:rel-column-width="21845*"/>
    </style:style>
    <style:style style:name="Tabel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2.C1" style:family="table-cell">
      <style:table-cell-properties fo:padding="0.097cm" fo:border="0.05pt solid #000000"/>
    </style:style>
    <style:style style:name="Tabell2.A2" style:family="table-cell">
      <style:table-cell-properties fo:padding="0.097cm" fo:border-left="0.05pt solid #000000" fo:border-right="none" fo:border-top="none" fo:border-bottom="0.05pt solid #000000"/>
    </style:style>
    <style:style style:name="Tabell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3" style:family="table">
      <style:table-properties style:width="17cm" table:align="margins"/>
    </style:style>
    <style:style style:name="Tabell3.A" style:family="table-column">
      <style:table-column-properties style:column-width="5.667cm" style:rel-column-width="21845*"/>
    </style:style>
    <style:style style:name="Tabell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3.C1" style:family="table-cell">
      <style:table-cell-properties fo:padding="0.097cm" fo:border="0.05pt solid #000000"/>
    </style:style>
    <style:style style:name="Tabell3.A2" style:family="table-cell">
      <style:table-cell-properties fo:padding="0.097cm" fo:border-left="0.05pt solid #000000" fo:border-right="none" fo:border-top="none" fo:border-bottom="0.05pt solid #000000"/>
    </style:style>
    <style:style style:name="Tabell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4" style:family="table">
      <style:table-properties style:width="17cm" table:align="margins"/>
    </style:style>
    <style:style style:name="Tabell4.A" style:family="table-column">
      <style:table-column-properties style:column-width="5.667cm" style:rel-column-width="21845*"/>
    </style:style>
    <style:style style:name="Tabell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4.C1" style:family="table-cell">
      <style:table-cell-properties fo:padding="0.097cm" fo:border="0.05pt solid #000000"/>
    </style:style>
    <style:style style:name="Tabell4.A2" style:family="table-cell">
      <style:table-cell-properties fo:padding="0.097cm" fo:border-left="0.05pt solid #000000" fo:border-right="none" fo:border-top="none" fo:border-bottom="0.05pt solid #000000"/>
    </style:style>
    <style:style style:name="Tabell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 New Roman" fo:font-weight="bold" officeooo:rsid="0017864a" officeooo:paragraph-rsid="0017864a" style:font-weight-asian="bold" style:font-weight-complex="bold"/>
    </style:style>
    <style:style style:name="P2" style:family="paragraph" style:parent-style-name="Text_20_body">
      <style:text-properties style:font-name="Times New Roman" fo:font-weight="bold" officeooo:rsid="0018cb9c" officeooo:paragraph-rsid="0018cb9c" style:font-weight-asian="bold" style:font-weight-complex="bold"/>
    </style:style>
    <style:style style:name="P3" style:family="paragraph" style:parent-style-name="Text_20_body">
      <style:text-properties style:font-name="Times New Roman" fo:font-weight="bold" officeooo:rsid="0019c008" officeooo:paragraph-rsid="0019c008" style:font-weight-asian="bold" style:font-weight-complex="bold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officeooo:paragraph-rsid="001791ea"/>
    </style:style>
    <style:style style:name="P6" style:family="paragraph" style:parent-style-name="Standard">
      <style:text-properties style:font-name="Times New Roman" officeooo:paragraph-rsid="0018cb9c"/>
    </style:style>
    <style:style style:name="P7" style:family="paragraph" style:parent-style-name="Standard">
      <style:text-properties style:font-name="Times New Roman" officeooo:paragraph-rsid="0019c008"/>
    </style:style>
    <style:style style:name="P8" style:family="paragraph" style:parent-style-name="Table_20_Heading">
      <style:text-properties style:font-name="Times New Roman" officeooo:rsid="0017864a" officeooo:paragraph-rsid="0017864a"/>
    </style:style>
    <style:style style:name="P9" style:family="paragraph" style:parent-style-name="Table_20_Heading">
      <style:text-properties style:font-name="Times New Roman" officeooo:rsid="0017864a" officeooo:paragraph-rsid="001791ea"/>
    </style:style>
    <style:style style:name="P10" style:family="paragraph" style:parent-style-name="Table_20_Heading">
      <style:text-properties style:font-name="Times New Roman" officeooo:rsid="0017864a" officeooo:paragraph-rsid="0018cb9c"/>
    </style:style>
    <style:style style:name="P11" style:family="paragraph" style:parent-style-name="Table_20_Heading">
      <style:text-properties style:font-name="Times New Roman" officeooo:rsid="0017864a" officeooo:paragraph-rsid="0019c008"/>
    </style:style>
    <style:style style:name="P12" style:family="paragraph" style:parent-style-name="Table_20_Contents">
      <style:text-properties style:font-name="Times New Roman"/>
    </style:style>
    <style:style style:name="P13" style:family="paragraph" style:parent-style-name="Table_20_Contents">
      <style:text-properties style:font-name="Times New Roman" officeooo:rsid="0017864a" officeooo:paragraph-rsid="0017864a"/>
    </style:style>
    <style:style style:name="P14" style:family="paragraph" style:parent-style-name="Table_20_Contents">
      <style:text-properties style:font-name="Times New Roman" officeooo:rsid="0017864a" officeooo:paragraph-rsid="001791ea"/>
    </style:style>
    <style:style style:name="P15" style:family="paragraph" style:parent-style-name="Table_20_Contents">
      <style:text-properties style:font-name="Times New Roman" officeooo:rsid="0017864a" officeooo:paragraph-rsid="0018cb9c"/>
    </style:style>
    <style:style style:name="P16" style:family="paragraph" style:parent-style-name="Table_20_Contents">
      <style:text-properties style:font-name="Times New Roman" officeooo:rsid="0017864a" officeooo:paragraph-rsid="0019c008"/>
    </style:style>
    <style:style style:name="P17" style:family="paragraph" style:parent-style-name="Table_20_Contents">
      <style:text-properties style:font-name="Times New Roman" officeooo:paragraph-rsid="0017864a"/>
    </style:style>
    <style:style style:name="P18" style:family="paragraph" style:parent-style-name="Table_20_Contents">
      <style:text-properties style:font-name="Times New Roman" officeooo:paragraph-rsid="001791ea"/>
    </style:style>
    <style:style style:name="P19" style:family="paragraph" style:parent-style-name="Table_20_Contents">
      <style:text-properties style:font-name="Times New Roman" officeooo:paragraph-rsid="0018cb9c"/>
    </style:style>
    <style:style style:name="P20" style:family="paragraph" style:parent-style-name="Table_20_Contents">
      <style:text-properties style:font-name="Times New Roman" officeooo:paragraph-rsid="0019c008"/>
    </style:style>
    <style:style style:name="P21" style:family="paragraph" style:parent-style-name="Table_20_Contents">
      <style:text-properties style:font-name="Times New Roman" officeooo:rsid="001e7a34" officeooo:paragraph-rsid="001e7a34"/>
    </style:style>
    <style:style style:name="P22" style:family="paragraph" style:parent-style-name="Table_20_Contents">
      <style:text-properties style:font-name="Times New Roman" officeooo:rsid="0020100d" officeooo:paragraph-rsid="0020100d"/>
    </style:style>
    <style:style style:name="P23" style:family="paragraph" style:parent-style-name="Table_20_Contents">
      <style:text-properties style:font-name="Times New Roman" officeooo:paragraph-rsid="001791ea"/>
    </style:style>
    <style:style style:name="P24" style:family="paragraph" style:parent-style-name="Table_20_Contents">
      <style:text-properties style:font-name="Times New Roman" officeooo:rsid="0017864a" officeooo:paragraph-rsid="001791ea"/>
    </style:style>
    <style:style style:name="P25" style:family="paragraph" style:parent-style-name="Standard">
      <style:text-properties style:font-name="Times New Roman" fo:font-weight="bold" officeooo:rsid="0017864a" officeooo:paragraph-rsid="0018cb9c" style:font-weight-asian="bold" style:font-weight-complex="bold"/>
    </style:style>
    <style:style style:name="P26" style:family="paragraph" style:parent-style-name="Standard">
      <style:text-properties style:font-name="Times New Roman" fo:font-weight="bold" officeooo:rsid="0017864a" officeooo:paragraph-rsid="0019c008" style:font-weight-asian="bold" style:font-weight-complex="bold"/>
    </style:style>
    <style:style style:name="P27" style:family="paragraph" style:parent-style-name="Text_20_body">
      <style:text-properties style:font-name="Times New Roman" fo:font-weight="bold" officeooo:rsid="001791ea" officeooo:paragraph-rsid="001791ea" style:font-weight-asian="bold" style:font-weight-complex="bold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BUBBLESORT</text:p>
      <table:table table:name="Tabell1" table:style-name="Tabell1">
        <table:table-column table:style-name="Tabell1.A"/>
        <table:table-column table:style-name="Tabell1.B"/>
        <table:table-column table:style-name="Tabell1.C"/>
        <table:table-header-rows>
          <table:table-row>
            <table:table-cell table:style-name="Tabell1.A1" office:value-type="string">
              <text:p text:style-name="P8">Storlek [n]</text:p>
            </table:table-cell>
            <table:table-cell table:style-name="Tabell1.A1" office:value-type="string">
              <text:p text:style-name="P8">Uppmätt tid [s]</text:p>
            </table:table-cell>
            <table:table-cell table:style-name="Tabell1.C1" office:value-type="string">
              <text:p text:style-name="P8">Teoretisk tid [s]</text:p>
            </table:table-cell>
          </table:table-row>
        </table:table-header-rows>
        <table:table-row>
          <table:table-cell table:style-name="Tabell1.A2" office:value-type="string">
            <text:p text:style-name="P13">5000<text:tab/></text:p>
          </table:table-cell>
          <table:table-cell table:style-name="Tabell1.A2" office:value-type="string">
            <text:p text:style-name="P13">0.0519128</text:p>
          </table:table-cell>
          <table:table-cell table:style-name="Tabell1.C2" office:value-type="string">
            <text:p text:style-name="P21">0,04816498175</text:p>
          </table:table-cell>
        </table:table-row>
        <table:table-row>
          <table:table-cell table:style-name="Tabell1.A2" office:value-type="string">
            <text:p text:style-name="P12">10000<text:tab/></text:p>
          </table:table-cell>
          <table:table-cell table:style-name="Tabell1.A2" office:value-type="string">
            <text:p text:style-name="P17">0.190992</text:p>
          </table:table-cell>
          <table:table-cell table:style-name="Tabell1.C2" office:value-type="string">
            <text:p text:style-name="P21">0,192659927</text:p>
          </table:table-cell>
        </table:table-row>
        <table:table-row>
          <table:table-cell table:style-name="Tabell1.A2" office:value-type="string">
            <text:p text:style-name="P12">15000<text:tab/></text:p>
          </table:table-cell>
          <table:table-cell table:style-name="Tabell1.A2" office:value-type="string">
            <text:p text:style-name="P17">0.437104</text:p>
          </table:table-cell>
          <table:table-cell table:style-name="Tabell1.C2" office:value-type="string">
            <text:p text:style-name="P21">0,43348483575</text:p>
          </table:table-cell>
        </table:table-row>
        <table:table-row>
          <table:table-cell table:style-name="Tabell1.A2" office:value-type="string">
            <text:p text:style-name="P12">20000<text:tab/></text:p>
          </table:table-cell>
          <table:table-cell table:style-name="Tabell1.A2" office:value-type="string">
            <text:p text:style-name="P17">0.754178</text:p>
          </table:table-cell>
          <table:table-cell table:style-name="Tabell1.C2" office:value-type="string">
            <text:p text:style-name="P21">0,770639708</text:p>
          </table:table-cell>
        </table:table-row>
        <table:table-row>
          <table:table-cell table:style-name="Tabell1.A2" office:value-type="string">
            <text:p text:style-name="P12">25000<text:tab/></text:p>
          </table:table-cell>
          <table:table-cell table:style-name="Tabell1.A2" office:value-type="string">
            <text:p text:style-name="P17">1.16823</text:p>
          </table:table-cell>
          <table:table-cell table:style-name="Tabell1.C2" office:value-type="string">
            <text:p text:style-name="P21">1,20412454375</text:p>
          </table:table-cell>
        </table:table-row>
        <table:table-row>
          <table:table-cell table:style-name="Tabell1.A2" office:value-type="string">
            <text:p text:style-name="P13">30000</text:p>
          </table:table-cell>
          <table:table-cell table:style-name="Tabell1.A2" office:value-type="string">
            <text:p text:style-name="P12">1.73397</text:p>
          </table:table-cell>
          <table:table-cell table:style-name="Tabell1.C2" office:value-type="string">
            <text:p text:style-name="P21">1,733939343</text:p>
          </table:table-cell>
        </table:table-row>
        <table:table-row>
          <table:table-cell table:style-name="Tabell1.A2" office:value-type="string">
            <text:p text:style-name="P13">35000</text:p>
          </table:table-cell>
          <table:table-cell table:style-name="Tabell1.A2" office:value-type="string">
            <text:p text:style-name="P12">2.36853</text:p>
          </table:table-cell>
          <table:table-cell table:style-name="Tabell1.C2" office:value-type="string">
            <text:p text:style-name="P21">2,36008410575</text:p>
          </table:table-cell>
        </table:table-row>
        <table:table-row>
          <table:table-cell table:style-name="Tabell1.A2" office:value-type="string">
            <text:p text:style-name="P13">40000</text:p>
          </table:table-cell>
          <table:table-cell table:style-name="Tabell1.A2" office:value-type="string">
            <text:p text:style-name="P12">2.9903</text:p>
          </table:table-cell>
          <table:table-cell table:style-name="Tabell1.C2" office:value-type="string">
            <text:p text:style-name="P21">3,082558832</text:p>
          </table:table-cell>
        </table:table-row>
      </table:table>
      <text:p text:style-name="P4"/>
      <text:p text:style-name="P4"><draw:frame draw:style-name="fr1" draw:name="Objekt1" text:anchor-type="paragraph" svg:width="14.303cm" svg:height="8.04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QUICKSORT</text:p>
      <table:table table:name="Tabell2" table:style-name="Tabell2">
        <table:table-column table:style-name="Tabell2.A" table:number-columns-repeated="3"/>
        <table:table-header-rows>
          <table:table-row>
            <table:table-cell table:style-name="Tabell2.A1" office:value-type="string">
              <text:p text:style-name="P9">Storlek [n]</text:p>
            </table:table-cell>
            <table:table-cell table:style-name="Tabell2.A1" office:value-type="string">
              <text:p text:style-name="P9">Uppmätt tid [s]</text:p>
            </table:table-cell>
            <table:table-cell table:style-name="Tabell2.C1" office:value-type="string">
              <text:p text:style-name="P9">Teoretisk tid [s]</text:p>
            </table:table-cell>
          </table:table-row>
        </table:table-header-rows>
        <table:table-row>
          <table:table-cell table:style-name="Tabell2.A2" office:value-type="string">
            <text:p text:style-name="P14">5000<text:tab/></text:p>
          </table:table-cell>
          <table:table-cell table:style-name="Tabell2.A2" office:value-type="string">
            <text:p text:style-name="P14">0.000224048</text:p>
          </table:table-cell>
          <table:table-cell table:style-name="Tabell2.C2" office:value-type="string">
            <text:p text:style-name="P18">0.0010982319088238848645</text:p>
          </table:table-cell>
        </table:table-row>
        <table:table-row>
          <table:table-cell table:style-name="Tabell2.A2" office:value-type="string">
            <text:p text:style-name="P18">10000<text:tab/></text:p>
          </table:table-cell>
          <table:table-cell table:style-name="Tabell2.A2" office:value-type="string">
            <text:p text:style-name="P18">0.000490409</text:p>
          </table:table-cell>
          <table:table-cell table:style-name="Tabell2.C2" office:value-type="string">
            <text:p text:style-name="P18">0.0023752166847236108176</text:p>
          </table:table-cell>
        </table:table-row>
        <table:table-row>
          <table:table-cell table:style-name="Tabell2.A2" office:value-type="string">
            <text:p text:style-name="P18">15000<text:tab/></text:p>
          </table:table-cell>
          <table:table-cell table:style-name="Tabell2.A2" office:value-type="string">
            <text:p text:style-name="P18">0.000741661</text:p>
          </table:table-cell>
          <table:table-cell table:style-name="Tabell2.C2" office:value-type="string">
            <text:p text:style-name="P18">0.003719670613289056868</text:p>
          </table:table-cell>
        </table:table-row>
        <table:table-row>
          <table:table-cell table:style-name="Tabell2.A2" office:value-type="string">
            <text:p text:style-name="P18">20000<text:tab/></text:p>
          </table:table-cell>
          <table:table-cell table:style-name="Tabell2.A2" office:value-type="string">
            <text:p text:style-name="P18">0.000919129</text:p>
          </table:table-cell>
          <table:table-cell table:style-name="Tabell2.C2" office:value-type="string">
            <text:p text:style-name="P18">0.0051079391035989038121</text:p>
          </table:table-cell>
        </table:table-row>
        <table:table-row>
          <table:table-cell table:style-name="Tabell2.A2" office:value-type="string">
            <text:p text:style-name="P18">25000<text:tab/></text:p>
          </table:table-cell>
          <table:table-cell table:style-name="Tabell2.A2" office:value-type="string">
            <text:p text:style-name="P18">0.00117558</text:p>
          </table:table-cell>
          <table:table-cell table:style-name="Tabell2.C2" office:value-type="string">
            <text:p text:style-name="P18">0.0065287878043820783624</text:p>
          </table:table-cell>
        </table:table-row>
        <table:table-row>
          <table:table-cell table:style-name="Tabell2.A2" office:value-type="string">
            <text:p text:style-name="P14">30000</text:p>
          </table:table-cell>
          <table:table-cell table:style-name="Tabell2.A2" office:value-type="string">
            <text:p text:style-name="P18">0.00146584</text:p>
          </table:table-cell>
          <table:table-cell table:style-name="Tabell2.C2" office:value-type="string">
            <text:p text:style-name="P18">0.0079755998278056370015</text:p>
          </table:table-cell>
        </table:table-row>
        <table:table-row>
          <table:table-cell table:style-name="Tabell2.A2" office:value-type="string">
            <text:p text:style-name="P14">35000</text:p>
          </table:table-cell>
          <table:table-cell table:style-name="Tabell2.A2" office:value-type="string">
            <text:p text:style-name="P18">0.0015718</text:p>
          </table:table-cell>
          <table:table-cell table:style-name="Tabell2.C2" office:value-type="string">
            <text:p text:style-name="P18">0.0094440029560276429943</text:p>
          </table:table-cell>
        </table:table-row>
        <table:table-row>
          <table:table-cell table:style-name="Tabell2.A2" office:value-type="string">
            <text:p text:style-name="P14">40000</text:p>
          </table:table-cell>
          <table:table-cell table:style-name="Tabell2.A2" office:value-type="string">
            <text:p text:style-name="P18">0.00185921</text:p>
          </table:table-cell>
          <table:table-cell table:style-name="Tabell2.C2" office:value-type="string">
            <text:p text:style-name="P18">0.0109308896755011719782</text:p>
          </table:table-cell>
        </table:table-row>
      </table:table>
      <text:p text:style-name="P5"><draw:frame draw:style-name="fr2" draw:name="Objekt2" text:anchor-type="paragraph" svg:x="1.54cm" svg:y="0.485cm" svg:width="15.139cm" svg:height="9.043cm" draw:z-index="1"><draw:object xlink:href="./Object 2" xlink:type="simple" xlink:show="embed" xlink:actuate="onLoad"/><draw:image xlink:href="./ObjectReplacements/Object 2" xlink:type="simple" xlink:show="embed" xlink:actuate="onLoad"/><svg:desc>diagram</svg:desc></draw:frame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INSERTIONSORT</text:p>
      <table:table table:name="Tabell3" table:style-name="Tabell3">
        <table:table-column table:style-name="Tabell3.A" table:number-columns-repeated="3"/>
        <table:table-header-rows>
          <table:table-row>
            <table:table-cell table:style-name="Tabell3.A1" office:value-type="string">
              <text:p text:style-name="P10">Storlek [n]</text:p>
            </table:table-cell>
            <table:table-cell table:style-name="Tabell3.A1" office:value-type="string">
              <text:p text:style-name="P10">Uppmätt tid [s]</text:p>
            </table:table-cell>
            <table:table-cell table:style-name="Tabell3.C1" office:value-type="string">
              <text:p text:style-name="P10">Teoretisk tid [s]</text:p>
            </table:table-cell>
          </table:table-row>
        </table:table-header-rows>
        <table:table-row>
          <table:table-cell table:style-name="Tabell3.A2" office:value-type="string">
            <text:p text:style-name="P15">5000<text:tab/></text:p>
          </table:table-cell>
          <table:table-cell table:style-name="Tabell3.A2" office:value-type="string">
            <text:p text:style-name="P15">0.00928657</text:p>
          </table:table-cell>
          <table:table-cell table:style-name="Tabell3.C2" office:value-type="string">
            <text:p text:style-name="P19">0.00914313299375</text:p>
          </table:table-cell>
        </table:table-row>
        <table:table-row>
          <table:table-cell table:style-name="Tabell3.A2" office:value-type="string">
            <text:p text:style-name="P19">10000<text:tab/></text:p>
          </table:table-cell>
          <table:table-cell table:style-name="Tabell3.A2" office:value-type="string">
            <text:p text:style-name="P19">0.0370758</text:p>
          </table:table-cell>
          <table:table-cell table:style-name="Tabell3.C2" office:value-type="string">
            <text:p text:style-name="P19">0.036572531975</text:p>
          </table:table-cell>
        </table:table-row>
        <table:table-row>
          <table:table-cell table:style-name="Tabell3.A2" office:value-type="string">
            <text:p text:style-name="P19">15000<text:tab/></text:p>
          </table:table-cell>
          <table:table-cell table:style-name="Tabell3.A2" office:value-type="string">
            <text:p text:style-name="P19">0.0811156</text:p>
          </table:table-cell>
          <table:table-cell table:style-name="Tabell3.C2" office:value-type="string">
            <text:p text:style-name="P19">0.08228819694375</text:p>
          </table:table-cell>
        </table:table-row>
        <table:table-row>
          <table:table-cell table:style-name="Tabell3.A2" office:value-type="string">
            <text:p text:style-name="P19">20000<text:tab/></text:p>
          </table:table-cell>
          <table:table-cell table:style-name="Tabell3.A2" office:value-type="string">
            <text:p text:style-name="P19">0.147236</text:p>
          </table:table-cell>
          <table:table-cell table:style-name="Tabell3.C2" office:value-type="string">
            <text:p text:style-name="P19">0.1462901279</text:p>
          </table:table-cell>
        </table:table-row>
        <table:table-row>
          <table:table-cell table:style-name="Tabell3.A2" office:value-type="string">
            <text:p text:style-name="P19">25000<text:tab/></text:p>
          </table:table-cell>
          <table:table-cell table:style-name="Tabell3.A2" office:value-type="string">
            <text:p text:style-name="P19">0.227228</text:p>
          </table:table-cell>
          <table:table-cell table:style-name="Tabell3.C2" office:value-type="string">
            <text:p text:style-name="P19">0.22857832484375</text:p>
          </table:table-cell>
        </table:table-row>
        <table:table-row>
          <table:table-cell table:style-name="Tabell3.A2" office:value-type="string">
            <text:p text:style-name="P15">30000</text:p>
          </table:table-cell>
          <table:table-cell table:style-name="Tabell3.A2" office:value-type="string">
            <text:p text:style-name="P19">0.327036</text:p>
          </table:table-cell>
          <table:table-cell table:style-name="Tabell3.C2" office:value-type="string">
            <text:p text:style-name="P19">0.329152787775</text:p>
          </table:table-cell>
        </table:table-row>
        <table:table-row>
          <table:table-cell table:style-name="Tabell3.A2" office:value-type="string">
            <text:p text:style-name="P15">35000</text:p>
          </table:table-cell>
          <table:table-cell table:style-name="Tabell3.A2" office:value-type="string">
            <text:p text:style-name="P19">0.446546</text:p>
          </table:table-cell>
          <table:table-cell table:style-name="Tabell3.C2" office:value-type="string">
            <text:p text:style-name="P19">0.44801351669375</text:p>
          </table:table-cell>
        </table:table-row>
        <table:table-row>
          <table:table-cell table:style-name="Tabell3.A2" office:value-type="string">
            <text:p text:style-name="P15">40000</text:p>
          </table:table-cell>
          <table:table-cell table:style-name="Tabell3.A2" office:value-type="string">
            <text:p text:style-name="P19">0.58162</text:p>
          </table:table-cell>
          <table:table-cell table:style-name="Tabell3.C2" office:value-type="string">
            <text:p text:style-name="P19">0.5851605116</text:p>
          </table:table-cell>
        </table:table-row>
      </table:table>
      <text:p text:style-name="P6"/>
      <text:p text:style-name="P25"><draw:frame draw:style-name="fr3" draw:name="Objekt3" text:anchor-type="paragraph" svg:width="13.055cm" svg:height="7.341cm" draw:z-index="2"><draw:object xlink:href="./Object 3" xlink:type="simple" xlink:show="embed" xlink:actuate="onLoad"/><draw:image xlink:href="./ObjectReplacements/Object 3" xlink:type="simple" xlink:show="embed" xlink:actuate="onLoad"/><svg:desc>diagram</svg:desc></draw:frame></text:p>
      <text:p text:style-name="P25"/>
      <text:p text:style-name="P25"/>
      <text:p text:style-name="P2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SELECTIONSORT</text:p>
      <table:table table:name="Tabell4" table:style-name="Tabell4">
        <table:table-column table:style-name="Tabell4.A" table:number-columns-repeated="3"/>
        <table:table-header-rows>
          <table:table-row>
            <table:table-cell table:style-name="Tabell4.A1" office:value-type="string">
              <text:p text:style-name="P11">Storlek [n]</text:p>
            </table:table-cell>
            <table:table-cell table:style-name="Tabell4.A1" office:value-type="string">
              <text:p text:style-name="P11">Uppmätt tid [s]</text:p>
            </table:table-cell>
            <table:table-cell table:style-name="Tabell4.C1" office:value-type="string">
              <text:p text:style-name="P11">Teoretisk tid [s]</text:p>
            </table:table-cell>
          </table:table-row>
        </table:table-header-rows>
        <table:table-row>
          <table:table-cell table:style-name="Tabell4.A2" office:value-type="string">
            <text:p text:style-name="P16">5000<text:tab/></text:p>
          </table:table-cell>
          <table:table-cell table:style-name="Tabell4.A2" office:value-type="string">
            <text:p text:style-name="P16">0.0276986</text:p>
          </table:table-cell>
          <table:table-cell table:style-name="Tabell4.C2" office:value-type="string">
            <text:p text:style-name="P22">0,02785426059375</text:p>
          </table:table-cell>
        </table:table-row>
        <table:table-row>
          <table:table-cell table:style-name="Tabell4.A2" office:value-type="string">
            <text:p text:style-name="P20">10000<text:tab/></text:p>
          </table:table-cell>
          <table:table-cell table:style-name="Tabell4.A2" office:value-type="string">
            <text:p text:style-name="P20">0.108153</text:p>
          </table:table-cell>
          <table:table-cell table:style-name="Tabell4.C2" office:value-type="string">
            <text:p text:style-name="P22">0,111417042375</text:p>
          </table:table-cell>
        </table:table-row>
        <table:table-row>
          <table:table-cell table:style-name="Tabell4.A2" office:value-type="string">
            <text:p text:style-name="P20">15000<text:tab/></text:p>
          </table:table-cell>
          <table:table-cell table:style-name="Tabell4.A2" office:value-type="string">
            <text:p text:style-name="P20">0.244025</text:p>
          </table:table-cell>
          <table:table-cell table:style-name="Tabell4.C2" office:value-type="string">
            <text:p text:style-name="P22">0,25068834534375</text:p>
          </table:table-cell>
        </table:table-row>
        <table:table-row>
          <table:table-cell table:style-name="Tabell4.A2" office:value-type="string">
            <text:p text:style-name="P20">20000<text:tab/></text:p>
          </table:table-cell>
          <table:table-cell table:style-name="Tabell4.A2" office:value-type="string">
            <text:p text:style-name="P20">0.444794</text:p>
          </table:table-cell>
          <table:table-cell table:style-name="Tabell4.C2" office:value-type="string">
            <text:p text:style-name="P22">0,4456681695</text:p>
          </table:table-cell>
        </table:table-row>
        <table:table-row>
          <table:table-cell table:style-name="Tabell4.A2" office:value-type="string">
            <text:p text:style-name="P20">25000<text:tab/></text:p>
          </table:table-cell>
          <table:table-cell table:style-name="Tabell4.A2" office:value-type="string">
            <text:p text:style-name="P20">0.68413</text:p>
          </table:table-cell>
          <table:table-cell table:style-name="Tabell4.C2" office:value-type="string">
            <text:p text:style-name="P22">0,69635651484375</text:p>
          </table:table-cell>
        </table:table-row>
        <table:table-row>
          <table:table-cell table:style-name="Tabell4.A2" office:value-type="string">
            <text:p text:style-name="P16">30000</text:p>
          </table:table-cell>
          <table:table-cell table:style-name="Tabell4.A2" office:value-type="string">
            <text:p text:style-name="P20">0.982654</text:p>
          </table:table-cell>
          <table:table-cell table:style-name="Tabell4.C2" office:value-type="string">
            <text:p text:style-name="P22">1,002753381375</text:p>
          </table:table-cell>
        </table:table-row>
        <table:table-row>
          <table:table-cell table:style-name="Tabell4.A2" office:value-type="string">
            <text:p text:style-name="P16">35000</text:p>
          </table:table-cell>
          <table:table-cell table:style-name="Tabell4.A2" office:value-type="string">
            <text:p text:style-name="P20">1.42474</text:p>
          </table:table-cell>
          <table:table-cell table:style-name="Tabell4.C2" office:value-type="string">
            <text:p text:style-name="P22">1,36485876909375</text:p>
          </table:table-cell>
        </table:table-row>
        <table:table-row>
          <table:table-cell table:style-name="Tabell4.A2" office:value-type="string">
            <text:p text:style-name="P16">40000</text:p>
          </table:table-cell>
          <table:table-cell table:style-name="Tabell4.A2" office:value-type="string">
            <text:p text:style-name="P20">1.88456</text:p>
          </table:table-cell>
          <table:table-cell table:style-name="Tabell4.C2" office:value-type="string">
            <text:p text:style-name="P22">1,782672678</text:p>
          </table:table-cell>
        </table:table-row>
      </table:table>
      <text:p text:style-name="P7"><draw:frame draw:style-name="fr2" draw:name="Objekt4" text:anchor-type="paragraph" svg:x="1.974cm" svg:y="0.402cm" svg:width="13.055cm" svg:height="7.341cm" draw:z-index="3"><draw:object xlink:href="./Object 4" xlink:type="simple" xlink:show="embed" xlink:actuate="onLoad"/><draw:image xlink:href="./ObjectReplacements/Object 4" xlink:type="simple" xlink:show="embed" xlink:actuate="onLoad"/><svg:desc>diagram</svg:desc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2" draw:name="Objekt5" text:anchor-type="paragraph" svg:x="-0.531cm" svg:y="-0.296cm" svg:width="19.3cm" svg:height="10.851cm" draw:z-index="4"><draw:object xlink:href="./Object 5" xlink:type="simple" xlink:show="embed" xlink:actuate="onLoad"/><draw:image xlink:href="./ObjectReplacements/Object 5" xlink:type="simple" xlink:show="embed" xlink:actuate="onLoad"/><svg:desc>diagram</svg:desc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09:01:28.266000000</meta:creation-date>
    <meta:generator>LibreOffice/5.4.3.2$Windows_X86_64 LibreOffice_project/92a7159f7e4af62137622921e809f8546db437e5</meta:generator>
    <dc:date>2018-02-01T17:12:26.255000000</dc:date>
    <meta:editing-duration>PT32M12S</meta:editing-duration>
    <meta:editing-cycles>5</meta:editing-cycles>
    <meta:document-statistic meta:table-count="4" meta:image-count="0" meta:object-count="5" meta:page-count="5" meta:paragraph-count="112" meta:word-count="132" meta:character-count="1183" meta:non-whitespace-character-count="11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7">
      <number:number number:decimal-places="4" loext:min-decimal-places="4" number:min-integer-digits="1"/>
    </number:number-style>
    <number:date-style style:name="N10036" number:language="sv" number:country="SE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303cm" svg:height="8.046cm" xlink:href="." xlink:type="simple" chart:class="chart:line" chart:style-name="ch1">
        <chart:title svg:x="5.97cm" svg:y="0.295cm" chart:style-name="ch2">
          <text:p>Bubblesort</text:p>
        </chart:title>
        <chart:legend chart:legend-position="end" svg:x="10.789cm" svg:y="3.475cm" style:legend-expansion="high" chart:style-name="ch3"/>
        <chart:plot-area chart:style-name="ch4" chart:data-source-has-labels="both" svg:x="1.284cm" svg:y="1.248cm" svg:width="9.219cm" svg:height="5.67cm">
          <chartooo:coordinate-region svg:x="2.633cm" svg:y="1.447cm" svg:width="7.372cm" svg:height="4.824cm"/>
          <chart:axis chart:dimension="x" chart:name="primary-x" chart:style-name="ch5" chartooo:axis-type="auto">
            <chartooo:date-scale/>
            <chart:title svg:x="4.89cm" svg:y="7.079cm" chart:style-name="ch6">
              <text:p>No. Elements</text:p>
            </chart:title>
            <chart:categories table:cell-range-address="local-table.$A$2:.$A$9"/>
          </chart:axis>
          <chart:axis chart:dimension="y" chart:name="primary-y" chart:style-name="ch7">
            <chart:title svg:x="0.451cm" svg:y="4.749cm" chart:style-name="ch8">
              <text:p>Seconds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line">
            <chart:data-point chart:repeated="8"/>
          </chart:series>
          <chart:series chart:style-name="ch11" chart:values-cell-range-address="local-table.$C$2:.$C$9" chart:label-cell-address="local-table.$C$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surements</text:p>
              </table:table-cell>
              <table:table-cell office:value-type="string">
                <text:p>Theoretical</text:p>
              </table:table-cell>
            </table:table-row>
          </table:table-header-rows>
          <table:table-rows>
            <table:table-row>
              <table:table-cell office:value-type="string">
                <text:p>5000</text:p>
              </table:table-cell>
              <table:table-cell office:value-type="float" office:value="0.0519128">
                <text:p>0.0519128</text:p>
              </table:table-cell>
              <table:table-cell office:value-type="float" office:value="0.04816498175">
                <text:p>0.04816498175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190992">
                <text:p>0.190992</text:p>
              </table:table-cell>
              <table:table-cell office:value-type="float" office:value="0.192659927">
                <text:p>0.192659927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0.437104">
                <text:p>0.437104</text:p>
              </table:table-cell>
              <table:table-cell office:value-type="float" office:value="0.43348483575">
                <text:p>0.43348483575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754178">
                <text:p>0.754178</text:p>
              </table:table-cell>
              <table:table-cell office:value-type="float" office:value="0.770639708">
                <text:p>0.770639708</text:p>
              </table:table-cell>
            </table:table-row>
            <table:table-row>
              <table:table-cell office:value-type="string">
                <text:p>25000</text:p>
              </table:table-cell>
              <table:table-cell office:value-type="float" office:value="1.16823">
                <text:p>1.16823</text:p>
              </table:table-cell>
              <table:table-cell office:value-type="float" office:value="1.20412454375">
                <text:p>1.20412454375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1.73397">
                <text:p>1.73397</text:p>
              </table:table-cell>
              <table:table-cell office:value-type="float" office:value="1.733939343">
                <text:p>1.733939343</text:p>
              </table:table-cell>
            </table:table-row>
            <table:table-row>
              <table:table-cell office:value-type="string">
                <text:p>35000</text:p>
              </table:table-cell>
              <table:table-cell office:value-type="float" office:value="2.36853">
                <text:p>2.36853</text:p>
              </table:table-cell>
              <table:table-cell office:value-type="float" office:value="2.36008410575">
                <text:p>2.36008410575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2.9903">
                <text:p>2.9903</text:p>
              </table:table-cell>
              <table:table-cell office:value-type="float" office:value="3.082558832">
                <text:p>3.0825588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7">
      <number:number number:decimal-places="4" loext:min-decimal-places="4" number:min-integer-digits="1"/>
    </number:number-style>
    <number:date-style style:name="N10036" number:language="sv" number:country="SE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39cm" svg:height="9.043cm" xlink:href="." xlink:type="simple" chart:class="chart:line" chart:style-name="ch1">
        <chart:title svg:x="6.5cm" svg:y="0.315cm" chart:style-name="ch2">
          <text:p>Quicksort</text:p>
        </chart:title>
        <chart:legend chart:legend-position="end" svg:x="11.625cm" svg:y="3.973cm" style:legend-expansion="high" chart:style-name="ch3"/>
        <chart:plot-area chart:style-name="ch4" chart:data-source-has-labels="both" svg:x="1.3cm" svg:y="1.288cm" svg:width="10.023cm" svg:height="6.607cm">
          <chartooo:coordinate-region svg:x="2.649cm" svg:y="1.488cm" svg:width="8.176cm" svg:height="5.76cm"/>
          <chart:axis chart:dimension="x" chart:name="primary-x" chart:style-name="ch5" chartooo:axis-type="auto">
            <chartooo:date-scale/>
            <chart:title svg:x="5.308cm" svg:y="8.076cm" chart:style-name="ch6">
              <text:p>No. Elements</text:p>
            </chart:title>
            <chart:categories table:cell-range-address="local-table.$A$2:.$A$9"/>
          </chart:axis>
          <chart:axis chart:dimension="y" chart:name="primary-y" chart:style-name="ch7">
            <chart:title svg:x="0.451cm" svg:y="5.257cm" chart:style-name="ch8">
              <text:p>Seconds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line">
            <chart:data-point chart:repeated="8"/>
          </chart:series>
          <chart:series chart:style-name="ch11" chart:values-cell-range-address="local-table.$C$2:.$C$9" chart:label-cell-address="local-table.$C$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surements</text:p>
              </table:table-cell>
              <table:table-cell office:value-type="string">
                <text:p>Theoretical</text:p>
              </table:table-cell>
            </table:table-row>
          </table:table-header-rows>
          <table:table-rows>
            <table:table-row>
              <table:table-cell office:value-type="string">
                <text:p>5000</text:p>
              </table:table-cell>
              <table:table-cell office:value-type="float" office:value="0.000224048">
                <text:p>0.000224048</text:p>
              </table:table-cell>
              <table:table-cell office:value-type="float" office:value="0.00109823190882389">
                <text:p>0.00109823190882389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000490409">
                <text:p>0.000490409</text:p>
              </table:table-cell>
              <table:table-cell office:value-type="float" office:value="0.00237521668472361">
                <text:p>0.00237521668472361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0.000741661">
                <text:p>0.000741661</text:p>
              </table:table-cell>
              <table:table-cell office:value-type="float" office:value="0.00371967061328906">
                <text:p>0.00371967061328906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000919129">
                <text:p>0.000919129</text:p>
              </table:table-cell>
              <table:table-cell office:value-type="float" office:value="0.0051079391035989">
                <text:p>0.0051079391035989</text:p>
              </table:table-cell>
            </table:table-row>
            <table:table-row>
              <table:table-cell office:value-type="string">
                <text:p>25000</text:p>
              </table:table-cell>
              <table:table-cell office:value-type="float" office:value="0.00117558">
                <text:p>0.00117558</text:p>
              </table:table-cell>
              <table:table-cell office:value-type="float" office:value="0.00652878780438208">
                <text:p>0.00652878780438208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0.00146584">
                <text:p>0.00146584</text:p>
              </table:table-cell>
              <table:table-cell office:value-type="float" office:value="0.00797559982780564">
                <text:p>0.00797559982780564</text:p>
              </table:table-cell>
            </table:table-row>
            <table:table-row>
              <table:table-cell office:value-type="string">
                <text:p>35000</text:p>
              </table:table-cell>
              <table:table-cell office:value-type="float" office:value="0.0015718">
                <text:p>0.0015718</text:p>
              </table:table-cell>
              <table:table-cell office:value-type="float" office:value="0.00944400295602764">
                <text:p>0.00944400295602764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0.00185921">
                <text:p>0.00185921</text:p>
              </table:table-cell>
              <table:table-cell office:value-type="float" office:value="0.0109308896755012">
                <text:p>0.01093088967550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7">
      <number:number number:decimal-places="4" loext:min-decimal-places="4" number:min-integer-digits="1"/>
    </number:number-style>
    <number:date-style style:name="N10036" number:language="sv" number:country="SE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054cm" svg:height="7.341cm" xlink:href="." xlink:type="simple" chart:class="chart:line" chart:style-name="ch1">
        <chart:title svg:x="5.167cm" svg:y="0.281cm" chart:style-name="ch2">
          <text:p>Insertionsort</text:p>
        </chart:title>
        <chart:legend chart:legend-position="end" svg:x="9.54cm" svg:y="3.122cm" style:legend-expansion="high" chart:style-name="ch3"/>
        <chart:plot-area chart:style-name="ch4" chart:data-source-has-labels="both" svg:x="1.259cm" svg:y="1.22cm" svg:width="8.02cm" svg:height="5.007cm">
          <chartooo:coordinate-region svg:x="2.608cm" svg:y="1.22cm" svg:width="6.531cm" svg:height="3.575cm"/>
          <chart:axis chart:dimension="x" chart:name="primary-x" chart:style-name="ch5" chartooo:axis-type="auto">
            <chartooo:date-scale/>
            <chart:title svg:x="4.266cm" svg:y="6.374cm" chart:style-name="ch6">
              <text:p>No. Elements</text:p>
            </chart:title>
            <chart:categories table:cell-range-address="local-table.$A$2:.$A$9"/>
          </chart:axis>
          <chart:axis chart:dimension="y" chart:name="primary-y" chart:style-name="ch7">
            <chart:title svg:x="0.451cm" svg:y="4.389cm" chart:style-name="ch8">
              <text:p>Seconds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line">
            <chart:data-point chart:repeated="8"/>
          </chart:series>
          <chart:series chart:style-name="ch11" chart:values-cell-range-address="local-table.$C$2:.$C$9" chart:label-cell-address="local-table.$C$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surements</text:p>
              </table:table-cell>
              <table:table-cell office:value-type="string">
                <text:p>Theoretical</text:p>
              </table:table-cell>
            </table:table-row>
          </table:table-header-rows>
          <table:table-rows>
            <table:table-row>
              <table:table-cell office:value-type="string">
                <text:p>5000</text:p>
              </table:table-cell>
              <table:table-cell office:value-type="float" office:value="0.00928657">
                <text:p>0.00928657</text:p>
              </table:table-cell>
              <table:table-cell office:value-type="float" office:value="0.00914313299375">
                <text:p>0.00914313299375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0370758">
                <text:p>0.0370758</text:p>
              </table:table-cell>
              <table:table-cell office:value-type="float" office:value="0.036572531975">
                <text:p>0.036572531975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0.0811156">
                <text:p>0.0811156</text:p>
              </table:table-cell>
              <table:table-cell office:value-type="float" office:value="0.08228819694375">
                <text:p>0.08228819694375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147236">
                <text:p>0.147236</text:p>
              </table:table-cell>
              <table:table-cell office:value-type="float" office:value="0.1462901279">
                <text:p>0.1462901279</text:p>
              </table:table-cell>
            </table:table-row>
            <table:table-row>
              <table:table-cell office:value-type="string">
                <text:p>25000</text:p>
              </table:table-cell>
              <table:table-cell office:value-type="float" office:value="0.227228">
                <text:p>0.227228</text:p>
              </table:table-cell>
              <table:table-cell office:value-type="float" office:value="0.22857832484375">
                <text:p>0.22857832484375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0.327036">
                <text:p>0.327036</text:p>
              </table:table-cell>
              <table:table-cell office:value-type="float" office:value="0.329152787775">
                <text:p>0.329152787775</text:p>
              </table:table-cell>
            </table:table-row>
            <table:table-row>
              <table:table-cell office:value-type="string">
                <text:p>35000</text:p>
              </table:table-cell>
              <table:table-cell office:value-type="float" office:value="0.446546">
                <text:p>0.446546</text:p>
              </table:table-cell>
              <table:table-cell office:value-type="float" office:value="0.44801351669375">
                <text:p>0.44801351669375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0.58162">
                <text:p>0.58162</text:p>
              </table:table-cell>
              <table:table-cell office:value-type="float" office:value="0.5851605116">
                <text:p>0.58516051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7">
      <number:number number:decimal-places="4" loext:min-decimal-places="4" number:min-integer-digits="1"/>
    </number:number-style>
    <number:date-style style:name="N10036" number:language="sv" number:country="SE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054cm" svg:height="7.341cm" xlink:href="." xlink:type="simple" chart:class="chart:line" chart:style-name="ch1">
        <chart:title svg:x="5.108cm" svg:y="0.281cm" chart:style-name="ch2">
          <text:p>Selectionsort</text:p>
        </chart:title>
        <chart:legend chart:legend-position="end" svg:x="9.54cm" svg:y="3.122cm" style:legend-expansion="high" chart:style-name="ch3"/>
        <chart:plot-area chart:style-name="ch4" chart:data-source-has-labels="both" svg:x="1.259cm" svg:y="1.22cm" svg:width="8.02cm" svg:height="5.007cm">
          <chartooo:coordinate-region svg:x="2.608cm" svg:y="1.22cm" svg:width="6.531cm" svg:height="3.576cm"/>
          <chart:axis chart:dimension="x" chart:name="primary-x" chart:style-name="ch5" chartooo:axis-type="auto">
            <chartooo:date-scale/>
            <chart:title svg:x="4.266cm" svg:y="6.374cm" chart:style-name="ch6">
              <text:p>No. Elements</text:p>
            </chart:title>
            <chart:categories table:cell-range-address="local-table.$A$2:.$A$9"/>
          </chart:axis>
          <chart:axis chart:dimension="y" chart:name="primary-y" chart:style-name="ch7">
            <chart:title svg:x="0.451cm" svg:y="4.389cm" chart:style-name="ch8">
              <text:p>Seconds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line">
            <chart:data-point chart:repeated="8"/>
          </chart:series>
          <chart:series chart:style-name="ch11" chart:values-cell-range-address="local-table.$C$2:.$C$9" chart:label-cell-address="local-table.$C$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surements</text:p>
              </table:table-cell>
              <table:table-cell office:value-type="string">
                <text:p>Theoretical</text:p>
              </table:table-cell>
            </table:table-row>
          </table:table-header-rows>
          <table:table-rows>
            <table:table-row>
              <table:table-cell office:value-type="string">
                <text:p>5000</text:p>
              </table:table-cell>
              <table:table-cell office:value-type="float" office:value="0.0276986">
                <text:p>0.0276986</text:p>
              </table:table-cell>
              <table:table-cell office:value-type="float" office:value="0.02785426059375">
                <text:p>0.02785426059375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108153">
                <text:p>0.108153</text:p>
              </table:table-cell>
              <table:table-cell office:value-type="float" office:value="0.111417042375">
                <text:p>0.111417042375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0.244025">
                <text:p>0.244025</text:p>
              </table:table-cell>
              <table:table-cell office:value-type="float" office:value="0.25068834534375">
                <text:p>0.25068834534375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444794">
                <text:p>0.444794</text:p>
              </table:table-cell>
              <table:table-cell office:value-type="float" office:value="0.4456681695">
                <text:p>0.4456681695</text:p>
              </table:table-cell>
            </table:table-row>
            <table:table-row>
              <table:table-cell office:value-type="string">
                <text:p>25000</text:p>
              </table:table-cell>
              <table:table-cell office:value-type="float" office:value="0.68413">
                <text:p>0.68413</text:p>
              </table:table-cell>
              <table:table-cell office:value-type="float" office:value="0.69635651484375">
                <text:p>0.69635651484375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0.982654">
                <text:p>0.982654</text:p>
              </table:table-cell>
              <table:table-cell office:value-type="float" office:value="1.002753381375">
                <text:p>1.002753381375</text:p>
              </table:table-cell>
            </table:table-row>
            <table:table-row>
              <table:table-cell office:value-type="string">
                <text:p>35000</text:p>
              </table:table-cell>
              <table:table-cell office:value-type="float" office:value="1.42474">
                <text:p>1.42474</text:p>
              </table:table-cell>
              <table:table-cell office:value-type="float" office:value="1.36485876909375">
                <text:p>1.36485876909375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1.88456">
                <text:p>1.88456</text:p>
              </table:table-cell>
              <table:table-cell office:value-type="float" office:value="1.782672678">
                <text:p>1.7826726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7">
      <number:number number:decimal-places="4" loext:min-decimal-places="4" number:min-integer-digits="1"/>
    </number:number-style>
    <number:date-style style:name="N10036" number:language="sv" number:country="SE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3cm" svg:height="10.851cm" xlink:href="." xlink:type="simple" chart:class="chart:line" chart:style-name="ch1">
        <chart:title svg:x="6.18cm" svg:y="0.352cm" chart:style-name="ch2">
          <text:p>Comparison of all four algorithms</text:p>
        </chart:title>
        <chart:legend chart:legend-position="end" svg:x="15.866cm" svg:y="4.379cm" style:legend-expansion="high" chart:style-name="ch3"/>
        <chart:plot-area chart:style-name="ch4" chart:data-source-has-labels="both" svg:x="1.384cm" svg:y="1.362cm" svg:width="14.096cm" svg:height="8.304cm">
          <chartooo:coordinate-region svg:x="2.733cm" svg:y="1.561cm" svg:width="12.249cm" svg:height="7.458cm"/>
          <chart:axis chart:dimension="x" chart:name="primary-x" chart:style-name="ch5" chartooo:axis-type="auto">
            <chartooo:date-scale/>
            <chart:title svg:x="7.429cm" svg:y="9.884cm" chart:style-name="ch6">
              <text:p>No. Elements</text:p>
            </chart:title>
            <chart:categories table:cell-range-address="local-table.$A$2:.$A$9"/>
          </chart:axis>
          <chart:axis chart:dimension="y" chart:name="primary-y" chart:style-name="ch7">
            <chart:title svg:x="0.451cm" svg:y="6.18cm" chart:style-name="ch8">
              <text:p>Seconds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line">
            <chart:data-point chart:repeated="8"/>
          </chart:series>
          <chart:series chart:style-name="ch11" chart:values-cell-range-address="local-table.$C$2:.$C$9" chart:label-cell-address="local-table.$C$1" chart:class="chart:line">
            <chart:data-point chart:repeated="8"/>
          </chart:series>
          <chart:series chart:style-name="ch12" chart:values-cell-range-address="local-table.$D$2:.$D$9" chart:label-cell-address="local-table.$D$1" chart:class="chart:line">
            <chart:data-point chart:repeated="8"/>
          </chart:series>
          <chart:series chart:style-name="ch13" chart:values-cell-range-address="local-table.$E$2:.$E$9" chart:label-cell-address="local-table.$E$1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sort</text:p>
              </table:table-cell>
              <table:table-cell office:value-type="string">
                <text:p>Quicksort</text:p>
              </table:table-cell>
              <table:table-cell office:value-type="string">
                <text:p>Selectionsort</text:p>
              </table:table-cell>
              <table:table-cell office:value-type="string">
                <text:p>Insertionsort</text:p>
              </table:table-cell>
            </table:table-row>
          </table:table-header-rows>
          <table:table-rows>
            <table:table-row>
              <table:table-cell office:value-type="string">
                <text:p>5000</text:p>
              </table:table-cell>
              <table:table-cell office:value-type="float" office:value="0.0519128">
                <text:p>0.0519128</text:p>
              </table:table-cell>
              <table:table-cell office:value-type="float" office:value="0.000224048">
                <text:p>0.000224048</text:p>
              </table:table-cell>
              <table:table-cell office:value-type="float" office:value="0.0276986">
                <text:p>0.0276986</text:p>
              </table:table-cell>
              <table:table-cell office:value-type="float" office:value="0.00928657">
                <text:p>0.00928657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190992">
                <text:p>0.190992</text:p>
              </table:table-cell>
              <table:table-cell office:value-type="float" office:value="0.000490409">
                <text:p>0.000490409</text:p>
              </table:table-cell>
              <table:table-cell office:value-type="float" office:value="0.108153">
                <text:p>0.108153</text:p>
              </table:table-cell>
              <table:table-cell office:value-type="float" office:value="0.0370758">
                <text:p>0.0370758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0.437104">
                <text:p>0.437104</text:p>
              </table:table-cell>
              <table:table-cell office:value-type="float" office:value="0.000741661">
                <text:p>0.000741661</text:p>
              </table:table-cell>
              <table:table-cell office:value-type="float" office:value="0.244025">
                <text:p>0.244025</text:p>
              </table:table-cell>
              <table:table-cell office:value-type="float" office:value="0.0811156">
                <text:p>0.0811156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754178">
                <text:p>0.754178</text:p>
              </table:table-cell>
              <table:table-cell office:value-type="float" office:value="0.000919129">
                <text:p>0.000919129</text:p>
              </table:table-cell>
              <table:table-cell office:value-type="float" office:value="0.444794">
                <text:p>0.444794</text:p>
              </table:table-cell>
              <table:table-cell office:value-type="float" office:value="0.147236">
                <text:p>0.147236</text:p>
              </table:table-cell>
            </table:table-row>
            <table:table-row>
              <table:table-cell office:value-type="string">
                <text:p>25000</text:p>
              </table:table-cell>
              <table:table-cell office:value-type="float" office:value="1.16823">
                <text:p>1.16823</text:p>
              </table:table-cell>
              <table:table-cell office:value-type="float" office:value="0.00117558">
                <text:p>0.00117558</text:p>
              </table:table-cell>
              <table:table-cell office:value-type="float" office:value="0.68413">
                <text:p>0.68413</text:p>
              </table:table-cell>
              <table:table-cell office:value-type="float" office:value="0.227228">
                <text:p>0.227228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1.73397">
                <text:p>1.73397</text:p>
              </table:table-cell>
              <table:table-cell office:value-type="float" office:value="0.00146584">
                <text:p>0.00146584</text:p>
              </table:table-cell>
              <table:table-cell office:value-type="float" office:value="0.982654">
                <text:p>0.982654</text:p>
              </table:table-cell>
              <table:table-cell office:value-type="float" office:value="0.327036">
                <text:p>0.327036</text:p>
              </table:table-cell>
            </table:table-row>
            <table:table-row>
              <table:table-cell office:value-type="string">
                <text:p>35000</text:p>
              </table:table-cell>
              <table:table-cell office:value-type="float" office:value="2.36853">
                <text:p>2.36853</text:p>
              </table:table-cell>
              <table:table-cell office:value-type="float" office:value="0.0015718">
                <text:p>0.0015718</text:p>
              </table:table-cell>
              <table:table-cell office:value-type="float" office:value="1.42474">
                <text:p>1.42474</text:p>
              </table:table-cell>
              <table:table-cell office:value-type="float" office:value="0.446546">
                <text:p>0.446546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2.9903">
                <text:p>2.9903</text:p>
              </table:table-cell>
              <table:table-cell office:value-type="float" office:value="0.00185921">
                <text:p>0.00185921</text:p>
              </table:table-cell>
              <table:table-cell office:value-type="float" office:value="1.88456">
                <text:p>1.88456</text:p>
              </table:table-cell>
              <table:table-cell office:value-type="float" office:value="0.58162">
                <text:p>0.581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